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REDITS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MANA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STAMINA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INVENTORY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QUIPMENT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4:21:32.972835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5:54:01.006849055</meta:creation-date>
    <dc:date>2021-03-29T14:24:09.646233042</dc:date>
    <meta:editing-duration>PT7M31S</meta:editing-duration>
    <meta:editing-cycles>3</meta:editing-cycles>
    <meta:generator>LibreOffice/7.1.1.2$Linux_X86_64 LibreOffice_project/10$Build-2</meta:generator>
    <meta:document-statistic meta:table-count="1" meta:cell-count="118" meta:object-count="0"/>
  </office:meta>
</office:document-meta>
</file>